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3c9" officeooo:paragraph-rsid="0006b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6b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0544b2"/>
    </style:style>
    <style:style style:name="T1" style:family="text">
      <style:text-properties officeooo:rsid="0004fa52"/>
    </style:style>
    <style:style style:name="T2" style:family="text">
      <style:text-properties officeooo:rsid="0006b3c9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------------------------------------------------------------------------------------------</text:p>
            <text:p text:style-name="P2">Animator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1">--------------------------------------------------------------------------------------------------------------------------</text:p>
            <text:p text:style-name="P1">- <text:span text:style-name="T2">imageView : ImageView</text:span></text:p>
            <text:p text:style-name="P1">--------------------------------------------------------------------------------------------------------------------------</text:p>
            <text:p text:style-name="P1">- <text:span text:style-name="T2">timeLine : TimeLine</text:span></text:p>
            <text:p text:style-name="P1">--------------------------------------------------------------------------------------------------------------------------</text:p>
            <text:p text:style-name="P3">+ EXPLOSION : int = -1</text:p>
            <text:p text:style-name="P1"><text:bookmark-start text:name="__DdeLink__41_2654164415"/>--------------------------------------------------------------------------------------------------------------------------<text:bookmark-end text:name="__DdeLink__41_2654164415"/></text:p>
            <text:p text:style-name="P3">+ IMAGESRCPATH : String = “src/battleship/assets/images/”</text:p>
            <text:p text:style-name="P5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1">--------------------------------------------------------------------------------------------------------------------------</text:p>
            <text:p text:style-name="P6"><text:span text:style-name="T3">- </text:span><text:span text:style-name="T4">createExplosionAnimation() : void</text:span></text:p>
            <text:p text:style-name="P1">--------------------------------------------------------------------------------------------------------------------------</text:p>
            <text:p text:style-name="P3">+playAnimation() : void</text:p>
            <text:p text:style-name="P1">--------------------------------------------------------------------------------------------------------------------------</text:p>
            <text:p text:style-name="P1"># Method</text:p>
            <text:p text:style-name="P1">------------------------------------------------------------------------------------------------------------------------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2-02T13:20:20.556130235</dc:date>
    <meta:editing-duration>PT17M22S</meta:editing-duration>
    <meta:editing-cycles>3</meta:editing-cycles>
    <meta:generator>LibreOffice/6.3.2.2$Linux_X86_64 LibreOffice_project/30$Build-2</meta:generator>
    <meta:document-statistic meta:table-count="1" meta:image-count="0" meta:object-count="0" meta:page-count="1" meta:paragraph-count="19" meta:word-count="41" meta:character-count="1539" meta:non-whitespace-character-count="1517"/>
  </office:meta>
</office:document-meta>
</file>